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3" style:parent-style-name="Standard" style:family="paragraph">
      <style:text-properties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P5" style:parent-style-name="Standard" style:family="paragraph">
      <style:text-properties fo:font-weight="bold" style:font-weight-asian="bold"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P17" style:parent-style-name="Standard" style:family="paragraph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weight="bold" style:font-weight-asian="bold" fo:font-size="12pt" style:font-size-asian="12pt" style:font-size-complex="12pt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T23" style:parent-style-name="Policepardéfaut" style:family="text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weight="bold" style:font-weight-asian="bold"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P42" style:parent-style-name="Standard" style:family="paragraph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P45" style:parent-style-name="Standard" style:family="paragraph">
      <style:text-properties fo:font-size="12pt" style:font-size-asian="12pt" style:font-size-complex="12pt"/>
    </style:style>
    <style:style style:name="P46" style:parent-style-name="Standard" style:family="paragraph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P49" style:parent-style-name="Standard" style:family="paragraph">
      <style:text-properties fo:font-size="12pt" style:font-size-asian="12pt" style:font-size-complex="12pt"/>
    </style:style>
    <style:style style:name="P50" style:parent-style-name="Standard" style:family="paragraph">
      <style:text-properties fo:font-weight="bold" style:font-weight-asian="bold"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Standard" style:family="paragraph">
      <style:text-properties fo:font-size="12pt" style:font-size-asian="12pt" style:font-size-complex="12pt"/>
    </style:style>
    <style:style style:name="P53" style:parent-style-name="Standard" style:family="paragraph">
      <style:text-properties fo:font-size="12pt" style:font-size-asian="12pt" style:font-size-complex="12pt"/>
    </style:style>
    <style:style style:name="P54" style:parent-style-name="Standard" style:family="paragraph">
      <style:text-properties fo:font-size="12pt" style:font-size-asian="12pt" style:font-size-complex="12pt"/>
    </style:style>
    <style:style style:name="P55" style:parent-style-name="Standard" style:family="paragraph">
      <style:text-properties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Standard" style:family="paragraph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Standard" style:family="paragraph">
      <style:text-properties fo:font-weight="bold" style:font-weight-asian="bold" fo:font-size="12pt" style:font-size-asian="12pt" style:font-size-complex="12pt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P64" style:parent-style-name="Standard" style:family="paragraph">
      <style:text-properties fo:font-size="12pt" style:font-size-asian="12pt" style:font-size-complex="12pt"/>
    </style:style>
    <style:style style:name="P65" style:parent-style-name="Standard" style:family="paragraph">
      <style:text-properties fo:font-size="12pt" style:font-size-asian="12pt" style:font-size-complex="12pt"/>
    </style:style>
    <style:style style:name="P66" style:parent-style-name="Standard" style:family="paragraph">
      <style:text-properties fo:font-size="12pt" style:font-size-asian="12pt" style:font-size-complex="12pt"/>
    </style:style>
    <style:style style:name="P67" style:parent-style-name="Standard" style:family="paragraph">
      <style:text-properties fo:font-size="12pt" style:font-size-asian="12pt" style:font-size-complex="12pt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P70" style:parent-style-name="Standard" style:family="paragraph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Standard" style:family="paragraph">
      <style:text-properties fo:font-size="12pt" style:font-size-asian="12pt" style:font-size-complex="12pt"/>
    </style:style>
    <style:style style:name="P73" style:parent-style-name="Standard" style:family="paragraph">
      <style:text-properties fo:font-size="12pt" style:font-size-asian="12pt" style:font-size-complex="12pt"/>
    </style:style>
    <style:style style:name="P74" style:parent-style-name="Standard" style:family="paragraph">
      <style:text-properties fo:font-weight="bold" style:font-weight-asian="bold"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T76" style:parent-style-name="Policepardéfaut" style:family="text">
      <style:text-properties fo:font-size="12pt" style:font-size-asian="12pt" style:font-size-complex="12pt"/>
    </style:style>
    <style:style style:name="T77" style:parent-style-name="Policepardéfaut" style:family="text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Standard" style:family="paragraph">
      <style:text-properties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P88" style:parent-style-name="Standard" style:family="paragraph">
      <style:text-properties fo:font-size="12pt" style:font-size-asian="12pt" style:font-size-complex="12pt"/>
    </style:style>
    <style:style style:name="T89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P92" style:parent-style-name="Standard" style:family="paragraph">
      <style:text-properties fo:font-size="12pt" style:font-size-asian="12pt" style:font-size-complex="12pt"/>
    </style:style>
    <style:style style:name="T93" style:parent-style-name="Policepardéfaut" style:family="text">
      <style:text-properties fo:font-size="12pt" style:font-size-asian="12pt" style:font-size-complex="12pt"/>
    </style:style>
    <style:style style:name="P94" style:parent-style-name="Standard" style:family="paragraph">
      <style:text-properties fo:font-size="12pt" style:font-size-asian="12pt" style:font-size-complex="12pt"/>
    </style:style>
    <style:style style:name="P95" style:parent-style-name="Standard" style:family="paragraph">
      <style:text-properties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97" style:parent-style-name="Policepardéfaut" style:family="text">
      <style:text-properties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P102" style:parent-style-name="Standard" style:family="paragraph">
      <style:text-properties fo:font-size="12pt" style:font-size-asian="12pt" style:font-size-complex="12pt"/>
    </style:style>
    <style:style style:name="P103" style:parent-style-name="Standard" style:family="paragraph">
      <style:text-properties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P105" style:parent-style-name="Standard" style:family="paragraph">
      <style:text-properties fo:font-size="12pt" style:font-size-asian="12pt" style:font-size-complex="12pt"/>
    </style:style>
    <style:style style:name="T106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07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08" style:parent-style-name="Standard" style:family="paragraph">
      <style:text-properties fo:font-size="12pt" style:font-size-asian="12pt" style:font-size-complex="12pt"/>
    </style:style>
    <style:style style:name="P109" style:parent-style-name="Standard" style:family="paragraph">
      <style:text-properties fo:font-size="12pt" style:font-size-asian="12pt" style:font-size-complex="12pt"/>
    </style:style>
    <style:style style:name="P110" style:parent-style-name="Standard" style:family="paragraph">
      <style:text-properties fo:font-size="12pt" style:font-size-asian="12pt" style:font-size-complex="12pt"/>
    </style:style>
    <style:style style:name="P111" style:parent-style-name="Standard" style:family="paragraph">
      <style:text-properties fo:font-size="12pt" style:font-size-asian="12pt" style:font-size-complex="12pt"/>
    </style:style>
    <style:style style:name="P112" style:parent-style-name="Standard" style:family="paragraph">
      <style:text-properties fo:font-size="12pt" style:font-size-asian="12pt" style:font-size-complex="12pt"/>
    </style:style>
    <style:style style:name="T113" style:parent-style-name="Policepardéfaut" style:family="text">
      <style:text-properties fo:font-size="12pt" style:font-size-asian="12pt" style:font-size-complex="12pt"/>
    </style:style>
    <style:style style:name="P114" style:parent-style-name="Standard" style:family="paragraph">
      <style:text-properties fo:font-size="12pt" style:font-size-asian="12pt" style:font-size-complex="12pt"/>
    </style:style>
    <style:style style:name="P115" style:parent-style-name="Standard" style:family="paragraph">
      <style:text-properties fo:font-size="12pt" style:font-size-asian="12pt" style:font-size-complex="12pt"/>
    </style:style>
    <style:style style:name="P116" style:parent-style-name="Standard" style:family="paragraph">
      <style:text-properties fo:font-size="12pt" style:font-size-asian="12pt" style:font-size-complex="12pt"/>
    </style:style>
    <style:style style:name="P117" style:parent-style-name="Standard" style:family="paragraph">
      <style:text-properties fo:font-size="12pt" style:font-size-asian="12pt" style:font-size-complex="12pt"/>
    </style:style>
    <style:style style:name="T118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P121" style:parent-style-name="Standard" style:family="paragraph">
      <style:text-properties fo:font-size="12pt" style:font-size-asian="12pt" style:font-size-complex="12pt"/>
    </style:style>
    <style:style style:name="P122" style:parent-style-name="Standard" style:family="paragraph">
      <style:text-properties fo:font-size="12pt" style:font-size-asian="12pt" style:font-size-complex="12pt"/>
    </style:style>
    <style:style style:name="P123" style:parent-style-name="Standard" style:family="paragraph">
      <style:text-properties fo:font-size="12pt" style:font-size-asian="12pt" style:font-size-complex="12pt"/>
    </style:style>
    <style:style style:name="T124" style:parent-style-name="Policepardéfaut" style:family="text">
      <style:text-properties fo:font-size="12pt" style:font-size-asian="12pt" style:font-size-complex="12pt"/>
    </style:style>
    <style:style style:name="P125" style:parent-style-name="Standard" style:family="paragraph">
      <style:text-properties fo:font-size="12pt" style:font-size-asian="12pt" style:font-size-complex="12pt"/>
    </style:style>
    <style:style style:name="P126" style:parent-style-name="Standard" style:family="paragraph">
      <style:text-properties fo:font-size="12pt" style:font-size-asian="12pt" style:font-size-complex="12pt"/>
    </style:style>
    <style:style style:name="P127" style:parent-style-name="Standard" style:family="paragraph">
      <style:text-properties fo:font-size="12pt" style:font-size-asian="12pt" style:font-size-complex="12pt"/>
    </style:style>
    <style:style style:name="P128" style:parent-style-name="Standard" style:family="paragraph">
      <style:text-properties fo:font-size="12pt" style:font-size-asian="12pt" style:font-size-complex="12pt"/>
    </style:style>
    <style:style style:name="T129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  <style:style style:name="P131" style:parent-style-name="Standard" style:family="paragraph">
      <style:text-properties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T135" style:parent-style-name="Policepardéfaut" style:family="text">
      <style:text-properties fo:font-size="12pt" style:font-size-asian="12pt" style:font-size-complex="12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T141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P146" style:parent-style-name="Standard" style:family="paragraph">
      <style:text-properties fo:font-size="12pt" style:font-size-asian="12pt" style:font-size-complex="12pt"/>
    </style:style>
    <style:style style:name="T147" style:parent-style-name="Policepardéfaut" style:family="text">
      <style:text-properties fo:font-size="12pt" style:font-size-asian="12pt" style:font-size-complex="12pt"/>
    </style:style>
    <style:style style:name="P148" style:parent-style-name="Standard" style:family="paragraph">
      <style:text-properties fo:font-size="12pt" style:font-size-asian="12pt" style:font-size-complex="12pt"/>
    </style:style>
    <style:style style:name="P149" style:parent-style-name="Standard" style:family="paragraph">
      <style:text-properties fo:font-size="12pt" style:font-size-asian="12pt" style:font-size-complex="12pt"/>
    </style:style>
    <style:style style:name="P150" style:parent-style-name="Standard" style:family="paragraph">
      <style:text-properties fo:font-size="12pt" style:font-size-asian="12pt" style:font-size-complex="12pt"/>
    </style:style>
    <style:style style:name="P151" style:parent-style-name="Standard" style:family="paragraph">
      <style:text-properties fo:font-size="12pt" style:font-size-asian="12pt" style:font-size-complex="12pt"/>
    </style:style>
    <style:style style:name="T152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53" style:parent-style-name="Standard" style:family="paragraph">
      <style:text-properties fo:font-size="12pt" style:font-size-asian="12pt" style:font-size-complex="12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P156" style:parent-style-name="Standard" style:family="paragraph">
      <style:text-properties fo:font-size="12pt" style:font-size-asian="12pt" style:font-size-complex="12pt"/>
    </style:style>
    <style:style style:name="P157" style:parent-style-name="Standard" style:family="paragraph">
      <style:text-properties fo:font-size="12pt" style:font-size-asian="12pt" style:font-size-complex="12pt"/>
    </style:style>
    <style:style style:name="T158" style:parent-style-name="Policepardéfaut" style:family="text">
      <style:text-properties fo:font-size="12pt" style:font-size-asian="12pt" style:font-size-complex="12pt"/>
    </style:style>
    <style:style style:name="P159" style:parent-style-name="Standard" style:family="paragraph">
      <style:text-properties fo:font-size="12pt" style:font-size-asian="12pt" style:font-size-complex="12pt"/>
    </style:style>
    <style:style style:name="P160" style:parent-style-name="Standard" style:family="paragraph">
      <style:text-properties fo:font-size="12pt" style:font-size-asian="12pt" style:font-size-complex="12pt"/>
    </style:style>
    <style:style style:name="P161" style:parent-style-name="Standard" style:family="paragraph">
      <style:text-properties fo:font-size="12pt" style:font-size-asian="12pt" style:font-size-complex="12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T163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64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65" style:parent-style-name="Standard" style:family="paragraph">
      <style:text-properties fo:font-size="12pt" style:font-size-asian="12pt" style:font-size-complex="12pt"/>
    </style:style>
    <style:style style:name="P166" style:parent-style-name="Standard" style:family="paragraph">
      <style:text-properties fo:font-size="12pt" style:font-size-asian="12pt" style:font-size-complex="12pt"/>
    </style:style>
    <style:style style:name="P167" style:parent-style-name="Standard" style:family="paragraph">
      <style:text-properties fo:font-size="12pt" style:font-size-asian="12pt" style:font-size-complex="12pt"/>
    </style:style>
    <style:style style:name="P168" style:parent-style-name="Standard" style:family="paragraph">
      <style:text-properties fo:font-size="12pt" style:font-size-asian="12pt" style:font-size-complex="12pt"/>
    </style:style>
    <style:style style:name="P169" style:parent-style-name="Standard" style:family="paragraph">
      <style:text-properties fo:font-size="12pt" style:font-size-asian="12pt" style:font-size-complex="12pt"/>
    </style:style>
    <style:style style:name="T170" style:parent-style-name="Policepardéfaut" style:family="text">
      <style:text-properties fo:font-size="12pt" style:font-size-asian="12pt" style:font-size-complex="12pt"/>
    </style:style>
    <style:style style:name="P171" style:parent-style-name="Standard" style:family="paragraph">
      <style:text-properties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P174" style:parent-style-name="Standard" style:family="paragraph">
      <style:text-properties fo:font-size="12pt" style:font-size-asian="12pt" style:font-size-complex="12pt"/>
    </style:style>
    <style:style style:name="P175" style:parent-style-name="Standard" style:family="paragraph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Description des services</text:p>
      <text:p text:style-name="P2"/>
      <text:p text:style-name="P3">{code:110,message SQL ERROR}</text:p>
      <text:p text:style-name="Standard"><text:span text:style-name="T4">{code:120,message JSON ERROR}</text:span></text:p>
      <text:p text:style-name="P5">Nom du web service : createUser</text:p>
      <text:p text:style-name="Standard"><text:span text:style-name="T6">URL du web service: /user/create</text:span></text:p>
      <text:p text:style-name="Standard"><text:span text:style-name="T7">Description du service : créer un<text:s/></text:span><text:span text:style-name="T8">utilisateur</text:span></text:p>
      <text:p text:style-name="Standard"><text:span text:style-name="T9">Paramètre en entré : nom,prenom,login,password,mail</text:span></text:p>
      <text:p text:style-name="P10">Format en sortie : JSON || Erreur</text:p>
      <text:p text:style-name="P11">Exemple de sortie :</text:p>
      <text:p text:style-name="Standard"><text:span text:style-name="T12">{code:101, message Error Argument}</text:span></text:p>
      <text:p text:style-name="Standard"><text:span text:style-name="T13">{code:102, message User already exist}</text:span></text:p>
      <text:p text:style-name="Standard"><text:span text:style-name="T14">{code:103, message Failed creating user}</text:span></text:p>
      <text:p text:style-name="Standard"><text:span text:style-name="T15">Erreurs possibles : use</text:span><text:span text:style-name="T16">r déjà existant</text:span></text:p>
      <text:p text:style-name="P17">Avancement du service : /</text:p>
      <text:p text:style-name="Standard"><text:span text:style-name="T18">Classes Java en rapport avec le service : insertUser</text:span></text:p>
      <text:p text:style-name="Standard"><text:span text:style-name="T19">Information additionnelles : CREER USER DANS LA BASE DE DONNEES SQL (USER)</text:span></text:p>
      <text:p text:style-name="P20"/>
      <text:p text:style-name="P21">Nom du web service : Login</text:p>
      <text:p text:style-name="Standard"><text:span text:style-name="T22">URL du web service: /auth/login</text:span></text:p>
      <text:p text:style-name="Standard"><text:span text:style-name="T23">Description du service: Pe</text:span><text:span text:style-name="T24">rmet a un utilisateur existant de se connecter</text:span></text:p>
      <text:p text:style-name="P25">Paramètre en entré: login+ password</text:p>
      <text:p text:style-name="P26">Format en sortie: JSON || Erreur</text:p>
      <text:p text:style-name="Standard"><text:span text:style-name="T27">Exemple de sortie:<text:s/></text:span></text:p>
      <text:p text:style-name="Standard"><text:span text:style-name="T28">{code:201, message User not found}</text:span></text:p>
      <text:p text:style-name="Standard"><text:span text:style-name="T29">{code:202, message Error Password}</text:span></text:p>
      <text:p text:style-name="Standard"><text:span text:style-name="T30">{code:203,message Already connected}</text:span></text:p>
      <text:p text:style-name="Standard"><text:span text:style-name="T31">Erreurs<text:s/></text:span><text:span text:style-name="T32">possibles: user n’existe pas ou password faux</text:span></text:p>
      <text:soft-page-break/>
      <text:p text:style-name="P33">Avancement du service: /</text:p>
      <text:p text:style-name="Standard"><text:span text:style-name="T34">Classes Java en rapport avec le service: inserNvlleSession</text:span></text:p>
      <text:p text:style-name="Standard"><text:span text:style-name="T35">Information additionnelles: Creer dans la table session</text:span></text:p>
      <text:p text:style-name="P36"/>
      <text:p text:style-name="P37">Nom du web service : Logout</text:p>
      <text:p text:style-name="Standard"><text:span text:style-name="T38">URL du web service: /auth/logout</text:span></text:p>
      <text:p text:style-name="Standard"><text:span text:style-name="T39">Descript</text:span><text:span text:style-name="T40">ion du service : Permet a un utilisateur connecté de se déconnecter</text:span></text:p>
      <text:p text:style-name="Standard"><text:span text:style-name="T41">Paramètre en entré : clé</text:span></text:p>
      <text:p text:style-name="P42">Format en sortie : JSON || Erreur</text:p>
      <text:p text:style-name="Standard"><text:span text:style-name="T43">Exemple de sortie :<text:s/></text:span></text:p>
      <text:p text:style-name="Standard"><text:span text:style-name="T44">{code:301,message ALREADY DISCONNECTED}</text:span></text:p>
      <text:p text:style-name="P45">Erreurs possibles: user n’existe pas ou pas connecté</text:p>
      <text:p text:style-name="P46">Avancement du<text:s/>service: /</text:p>
      <text:p text:style-name="Standard"><text:span text:style-name="T47">Classes Java en rapport avec le service: deconnexion</text:span></text:p>
      <text:p text:style-name="Standard"><text:span text:style-name="T48">Information additionnelles : Delete dans la table session</text:span></text:p>
      <text:p text:style-name="P49"/>
      <text:p text:style-name="P50">Nom du web service : AddMessage</text:p>
      <text:p text:style-name="Standard"><text:span text:style-name="T51">URL du web service: /message/addmessage</text:span></text:p>
      <text:p text:style-name="P52">Description du service : Ajoute un message</text:p>
      <text:p text:style-name="P53">Paramètre en entré<text:s/>: cle,texte</text:p>
      <text:p text:style-name="P54">Format en sortie : JSON || Erreur</text:p>
      <text:p text:style-name="P55">Exemple de sortie : {}</text:p>
      <text:p text:style-name="Standard"><text:span text:style-name="T56">{code:401,message User Disconnected}</text:span></text:p>
      <text:p text:style-name="Standard"><text:span text:style-name="T57">Erreurs possibles: L'utilisateur n'est pas connecté</text:span></text:p>
      <text:p text:style-name="P58">Avancement du service: /</text:p>
      <text:p text:style-name="Standard"><text:span text:style-name="T59">Classes Java en rapport avec le service: postComment</text:span></text:p>
      <text:p text:style-name="Standard"><text:span text:style-name="T60">Information<text:s/></text:span><text:span text:style-name="T61">additionnelles: Ajoute un commentaire dans la base NoSQL</text:span></text:p>
      <text:p text:style-name="P62">Nom du web service : RemoveMessage</text:p>
      <text:p text:style-name="Standard"><text:span text:style-name="T63">URL du web service: /message/removemessage</text:span></text:p>
      <text:p text:style-name="P64">Description du service : Remove un message</text:p>
      <text:soft-page-break/>
      <text:p text:style-name="P65">Paramètre en entré : cle,id</text:p>
      <text:p text:style-name="P66">Format en sortie : JSON || Erreur</text:p>
      <text:p text:style-name="P67">Exemple de sortie : {}</text:p>
      <text:p text:style-name="Standard"><text:span text:style-name="T68">{code:402,message User Disconnected}</text:span></text:p>
      <text:p text:style-name="Standard"><text:span text:style-name="T69">Erreurs possibles: L'utilisateur n'est pas connecté</text:span></text:p>
      <text:p text:style-name="P70">Avancement du service: /</text:p>
      <text:p text:style-name="Standard"><text:span text:style-name="T71">Classes Java en rapport avec le service: postComment</text:span></text:p>
      <text:p text:style-name="P72">Information additionnelles: Remove un commentaire dans la base NoSQL</text:p>
      <text:p text:style-name="P73"/>
      <text:p text:style-name="P74">Nom du web service : AddFriend</text:p>
      <text:p text:style-name="Standard"><text:span text:style-name="T75">URL du web service: /user/addfriend</text:span></text:p>
      <text:p text:style-name="Standard"><text:span text:style-name="T76">Description du service: Ajoute un ami</text:span></text:p>
      <text:p text:style-name="Standard"><text:span text:style-name="T77">Paramètre en entré: key, login_friend</text:span></text:p>
      <text:p text:style-name="P78">Format en sortie: JSON || Erreur</text:p>
      <text:p text:style-name="P79">Exemple de sortie: {} <text:s/></text:p>
      <text:p text:style-name="Standard"><text:span text:style-name="T80">{code:501,message User Disconnected}</text:span></text:p>
      <text:p text:style-name="Standard"><text:span text:style-name="T81">{code:502,message Friend not ex</text:span><text:span text:style-name="T82">ist}</text:span></text:p>
      <text:p text:style-name="Standard"><text:span text:style-name="T83">{code:503,message Already friends}</text:span></text:p>
      <text:p text:style-name="Standard"><text:span text:style-name="T84">Erreurs possibles: l'utilisateur est deconnecté ou l'ami n'existe pas</text:span></text:p>
      <text:p text:style-name="P85">Avancement du service : /</text:p>
      <text:p text:style-name="Standard"><text:span text:style-name="T86">Classes Java en rapport avec le service: AddFriend</text:span></text:p>
      <text:p text:style-name="Standard"><text:span text:style-name="T87">Information additionnelles: Ajoute dans la table Friends</text:span></text:p>
      <text:p text:style-name="P88"/>
      <text:p text:style-name="Standard"><text:span text:style-name="T89">Nom du web<text:s/></text:span><text:span text:style-name="T90">service: RemoveFriend</text:span></text:p>
      <text:p text:style-name="Standard"><text:span text:style-name="T91">URL du web service: /user/removefriends</text:span></text:p>
      <text:p text:style-name="P92">Description du service: Retire un ami</text:p>
      <text:p text:style-name="Standard"><text:span text:style-name="T93">Paramètre en entré: key, login_friend</text:span></text:p>
      <text:p text:style-name="P94">Format en sortie: JSON || Erreur</text:p>
      <text:p text:style-name="P95">Exemple de sortie:<text:s/></text:p>
      <text:p text:style-name="Standard"><text:span text:style-name="T96">{code:601,message User disconnected}</text:span></text:p>
      <text:soft-page-break/>
      <text:p text:style-name="Standard"><text:span text:style-name="T97">{code:602,message Friend not</text:span><text:span text:style-name="T98"><text:s/>exist}</text:span></text:p>
      <text:p text:style-name="Standard"><text:span text:style-name="T99">{code:603,message NOT Friend}</text:span></text:p>
      <text:p text:style-name="Standard"><text:span text:style-name="T100">Erreurs possibles: Pas dans la liste d’ami<text:s/></text:span><text:bookmark-start text:name="_GoBack"/><text:bookmark-end text:name="_GoBack"/><text:span text:style-name="T101">ou user deconecté</text:span></text:p>
      <text:p text:style-name="P102">Avancement du service : /</text:p>
      <text:p text:style-name="P103">Classes Java en rapport avec le service: RemoveFriend</text:p>
      <text:p text:style-name="Standard"><text:span text:style-name="T104">Information additionnelles: met a jour la table Friends</text:span></text:p>
      <text:p text:style-name="P105"/>
      <text:p text:style-name="Standard"><text:span text:style-name="T106">Nom du web service:<text:s/></text:span><text:span text:style-name="T107">Search/ListMessage</text:span></text:p>
      <text:p text:style-name="P108">URL du web service: message/listmessage</text:p>
      <text:p text:style-name="P109">Description du service : Liste des messages</text:p>
      <text:p text:style-name="P110">Paramètre en entré: cle, requete,friend</text:p>
      <text:p text:style-name="P111">Format en sortie: JSON || Erreur</text:p>
      <text:p text:style-name="P112">Exemple de sortie:</text:p>
      <text:p text:style-name="Standard"><text:span text:style-name="T113">{code:701,message User Disconnected}</text:span></text:p>
      <text:p text:style-name="P114">Erreurs possibles:</text:p>
      <text:p text:style-name="P115">Avancement du service: /</text:p>
      <text:p text:style-name="P116">Classes Java en rapport avec le service:</text:p>
      <text:p text:style-name="P117">Information additionnelles:</text:p>
      <text:p text:style-name="Standard"><text:span text:style-name="T118">Nom du web service: AddComment</text:span></text:p>
      <text:p text:style-name="P119">URL du web service: message/addcomment</text:p>
      <text:p text:style-name="P120">Description du service : Ajoute un commentaire</text:p>
      <text:p text:style-name="P121">Paramètre en entré: login, id_message, text</text:p>
      <text:p text:style-name="P122">Format<text:s/>en sortie: JSON || Erreur</text:p>
      <text:p text:style-name="P123">Exemple de sortie:</text:p>
      <text:p text:style-name="Standard"><text:span text:style-name="T124">{code:801,message User Disconnected}</text:span></text:p>
      <text:p text:style-name="P125">Erreurs possibles:</text:p>
      <text:p text:style-name="P126">Avancement du service: /</text:p>
      <text:p text:style-name="P127">Classes Java en rapport avec le service:</text:p>
      <text:p text:style-name="P128">Information additionnelles:</text:p>
      <text:p text:style-name="Standard"><text:span text:style-name="T129">Nom du web service: RemoveComment</text:span></text:p>
      <text:soft-page-break/>
      <text:p text:style-name="P130">URL du web service:<text:s/>message/removecomment</text:p>
      <text:p text:style-name="P131">Description du service : remove un commentaire</text:p>
      <text:p text:style-name="P132">Paramètre en entré: login, id_message, id_comment</text:p>
      <text:p text:style-name="P133">Format en sortie: JSON || Erreur</text:p>
      <text:p text:style-name="P134">Exemple de sortie:</text:p>
      <text:p text:style-name="Standard"><text:span text:style-name="T135">{code:802,message User Disconnected}</text:span></text:p>
      <text:p text:style-name="P136">Erreurs possibles:</text:p>
      <text:p text:style-name="P137">Avancement du service: /</text:p>
      <text:p text:style-name="P138">Classes Java en rapport avec le service:</text:p>
      <text:p text:style-name="P139">Information additionnelles:</text:p>
      <text:p text:style-name="P140"/>
      <text:p text:style-name="Standard"><text:span text:style-name="T141">Nom du web service: AddLike</text:span></text:p>
      <text:p text:style-name="P142">URL du web service: message/addlike</text:p>
      <text:p text:style-name="P143">Description du service : ajoute un like</text:p>
      <text:p text:style-name="P144">Paramètre en entré: login, id_message</text:p>
      <text:p text:style-name="P145">Format en sortie: JSON || Erreur</text:p>
      <text:p text:style-name="P146">Exemple de<text:s/>sortie:</text:p>
      <text:p text:style-name="Standard"><text:span text:style-name="T147">{code:901,message User Disconnected}</text:span></text:p>
      <text:p text:style-name="P148">Erreurs possibles:</text:p>
      <text:p text:style-name="P149">Avancement du service: /</text:p>
      <text:p text:style-name="P150">Classes Java en rapport avec le service:</text:p>
      <text:p text:style-name="P151">Information additionnelles:</text:p>
      <text:p text:style-name="Standard"><text:span text:style-name="T152">Nom du web service: RemoveLike</text:span></text:p>
      <text:p text:style-name="P153">URL du web service: message/removelike</text:p>
      <text:p text:style-name="P154">Description du service :<text:s/>remove un like</text:p>
      <text:p text:style-name="P155">Paramètre en entré: login_id message</text:p>
      <text:p text:style-name="P156">Format en sortie: JSON || Erreur</text:p>
      <text:p text:style-name="P157">Exemple de sortie:</text:p>
      <text:p text:style-name="Standard"><text:span text:style-name="T158">{code:902,message User Disconnected}</text:span></text:p>
      <text:p text:style-name="P159">Erreurs possibles:</text:p>
      <text:soft-page-break/>
      <text:p text:style-name="P160">Avancement du service: /</text:p>
      <text:p text:style-name="P161">Classes Java en rapport avec le service:</text:p>
      <text:p text:style-name="P162">Information additionnelles:</text:p>
      <text:p text:style-name="Standard"><text:span text:style-name="T163">No</text:span><text:span text:style-name="T164">m du web service: ListAmi</text:span></text:p>
      <text:p text:style-name="P165">URL du web service: friends/list</text:p>
      <text:p text:style-name="P166">Description du service : Liste des amis</text:p>
      <text:p text:style-name="P167">Paramètre en entré: login_id message</text:p>
      <text:p text:style-name="P168">Format en sortie: JSON || Erreur</text:p>
      <text:p text:style-name="P169">Exemple de sortie:</text:p>
      <text:p text:style-name="Standard"><text:span text:style-name="T170">{code:1001,message User Disconnected}</text:span></text:p>
      <text:p text:style-name="P171">Erreurs possibles:</text:p>
      <text:p text:style-name="P172">Avancement<text:s/>du service: /</text:p>
      <text:p text:style-name="P173">Classes Java en rapport avec le service:</text:p>
      <text:p text:style-name="P174">Information additionnelles:</text:p>
      <text:p text:style-name="P175">Nom du web service: ListConnecte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游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xence</meta:initial-creator>
    <dc:creator>veyrack lin</dc:creator>
    <meta:creation-date>2019-02-10T09:01:00Z</meta:creation-date>
    <dc:date>2019-04-12T17:03:00Z</dc:date>
    <meta:template xlink:href="Normal.dotm" xlink:type="simple"/>
    <meta:editing-cycles>9</meta:editing-cycles>
    <meta:editing-duration>PT5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1" meta:word-count="869" meta:character-count="5643" meta:row-count="39" meta:non-whitespace-character-count="4785"/>
  </office:meta>
</office:document-meta>
</file>